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style:font-name="Times New Roman" fo:font-size="13pt" fo:language="uk" fo:country="UA" style:text-underline-style="solid" style:text-underline-width="auto" style:text-underline-color="font-color" fo:font-weight="bold" officeooo:rsid="00003295" officeooo:paragraph-rsid="00003295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fo:language="uk" fo:country="UA" style:text-underline-style="solid" style:text-underline-width="auto" style:text-underline-color="font-color" fo:font-weight="bold" officeooo:rsid="00033e90" officeooo:paragraph-rsid="00033e90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Times New Roman" fo:language="uk" fo:country="UA" officeooo:rsid="00003295" officeooo:paragraph-rsid="00003295"/>
    </style:style>
    <style:style style:name="P4" style:family="paragraph" style:parent-style-name="Standard">
      <style:text-properties style:font-name="Times New Roman" fo:language="uk" fo:country="UA" fo:font-weight="bold" officeooo:rsid="0000e0a9" officeooo:paragraph-rsid="0000e0a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uk" fo:country="UA" fo:font-weight="bold" officeooo:rsid="0002858d" officeooo:paragraph-rsid="0002858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uk" fo:country="UA" fo:font-weight="normal" officeooo:rsid="0000e0a9" officeooo:paragraph-rsid="0000e0a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uk" fo:country="UA" fo:font-weight="normal" officeooo:rsid="0002858d" officeooo:paragraph-rsid="0002858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uk" fo:country="UA" style:text-underline-style="solid" style:text-underline-width="auto" style:text-underline-color="font-color" fo:font-weight="bold" officeooo:rsid="00033e90" officeooo:paragraph-rsid="00033e9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language="uk" fo:country="UA" style:text-underline-style="solid" style:text-underline-width="auto" style:text-underline-color="font-color" fo:font-weight="bold" officeooo:rsid="0007727c" officeooo:paragraph-rsid="0007727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language="uk" fo:country="UA" style:text-underline-style="solid" style:text-underline-width="auto" style:text-underline-color="font-color" fo:font-weight="bold" officeooo:rsid="000522f8" officeooo:paragraph-rsid="000522f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uk" fo:country="UA" style:text-underline-style="solid" style:text-underline-width="auto" style:text-underline-color="font-color" fo:font-weight="bold" officeooo:rsid="00062a71" officeooo:paragraph-rsid="00062a7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language="uk" fo:country="UA" style:text-underline-style="solid" style:text-underline-width="auto" style:text-underline-color="font-color" fo:font-weight="bold" officeooo:rsid="0008fb8a" officeooo:paragraph-rsid="0008fb8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language="uk" fo:country="UA" style:text-underline-style="none" fo:font-weight="normal" officeooo:rsid="000522f8" officeooo:paragraph-rsid="000522f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uk" fo:country="UA" style:text-underline-style="none" fo:font-weight="normal" officeooo:rsid="00062a71" officeooo:paragraph-rsid="00062a7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language="uk" fo:country="UA" style:text-underline-style="none" fo:font-weight="normal" officeooo:rsid="0007727c" officeooo:paragraph-rsid="0007727c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Times New Roman" fo:language="uk" fo:country="UA" style:text-underline-style="none" fo:font-weight="normal" officeooo:rsid="0008fb8a" officeooo:paragraph-rsid="0008fb8a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language="uk" fo:country="UA" style:text-underline-style="none" fo:font-weight="normal" officeooo:rsid="0008fb8a" officeooo:paragraph-rsid="0008fb8a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Times New Roman" fo:language="uk" fo:country="UA" style:text-underline-style="none" fo:font-weight="normal" officeooo:rsid="0009c908" officeooo:paragraph-rsid="0009c908" style:font-weight-asian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Times New Roman" fo:language="uk" fo:country="UA" style:text-underline-style="none" fo:font-weight="normal" officeooo:rsid="000a89ff" officeooo:paragraph-rsid="000a89ff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language="en" fo:country="US" style:text-underline-style="none" fo:font-weight="normal" officeooo:rsid="00062a71" officeooo:paragraph-rsid="00062a7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f1115" loext:opacity="100%" style:font-name="quote-cjk-patch" fo:font-size="10pt" fo:letter-spacing="normal" fo:font-style="normal" fo:font-weight="bold"/>
    </style:style>
    <style:style style:name="T3" style:family="text">
      <style:text-properties fo:font-variant="normal" fo:text-transform="none" fo:color="#0f1115" loext:opacity="100%" fo:font-size="10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Times New Roman" fo:font-size="10pt" fo:letter-spacing="normal" fo:font-style="normal" fo:font-weight="bold"/>
    </style:style>
    <style:style style:name="T5" style:family="text">
      <style:text-properties fo:font-variant="normal" fo:text-transform="none" fo:color="#0f1115" loext:opacity="100%" style:font-name="Times New Roman" fo:letter-spacing="normal" fo:font-style="normal" fo:font-weight="bold"/>
    </style:style>
    <style:style style:name="T6" style:family="text">
      <style:text-properties fo:font-variant="normal" fo:text-transform="none" fo:color="#0f1115" loext:opacity="100%" style:font-name="Times New Roman" fo:font-size="14pt" fo:letter-spacing="normal" fo:font-style="normal" fo:font-weight="bold" style:font-size-asian="14pt" style:font-size-complex="14pt"/>
    </style:style>
    <style:style style:name="T7" style:family="text">
      <style:text-properties fo:font-variant="normal" fo:text-transform="none" fo:color="#0f1115" loext:opacity="100%" style:font-name="Times New Roman" fo:font-size="16pt" fo:letter-spacing="normal" fo:font-style="normal" fo:font-weight="bold" style:font-size-asian="16pt" style:font-size-complex="16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officeooo:rsid="0000e0a9"/>
    </style:style>
    <style:style style:name="T11" style:family="text">
      <style:text-properties fo:language="uk" fo:country="UA"/>
    </style:style>
    <style:style style:name="T12" style:family="text">
      <style:text-properties officeooo:rsid="0008fb8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7">Стратегія захисту даних і конфіденційності для «DataSecure Tech»</text:span></text:span></text:h>
      <text:p text:style-name="Text_20_body"><text:span text:style-name="Strong_20_Emphasis"><text:span text:style-name="T7"/></text:span></text:p>
      <text:p text:style-name="P1">Крок 1. Оцінка наявної безпеки а також ідентифікація вразливостей компанії.</text:p>
      <text:p text:style-name="P3">Поточний стан інформаційниої безпеки в даній компанії є критично недостатнім, враховуючи специфіку бізнесу, а саме робота з фінансовими даними клієнтів. Невідповідність жодним стандартам інформаційної безпеки.</text:p>
      <text:p text:style-name="P3"/>
      <text:p text:style-name="P3">В результаті чого можна описати наступні вразливості та ризики для компанії:</text:p>
      <text:p text:style-name="P3"/>
      <text:p text:style-name="P3"><text:span text:style-name="T1">1. Відсутність шифрування на будь якому рівні.<text:line-break/> </text:span>- дані під час передачі або транакцій, логіни передаються у відкритому виді, що робить їх вразливими до перехоплення та маніпулювання ними (атака <text:span text:style-name="T8">Main-in-the-middle</text:span>);</text:p>
      <text:p text:style-name="P3">- <text:span text:style-name="T10">дані які зберігаються у відкритому виді у хмарі та на локальних серверах компанії зберігаються у не зашифрованому виді, у разі витоку даних вся інформація потрапить до зловмисників у четабельному вигляді.</text:span></text:p>
      <text:p text:style-name="P3"/>
      <text:p text:style-name="P4">2. Безпека в мережі.</text:p>
      <text:p text:style-name="P6">- брандмауери не налаштовані, немає правил фільтрації, в результаті чого не здатні протистояти атакам, ьлокувати шкідливий трафік або вияявляти підозрілу активність в мережі;</text:p>
      <text:p text:style-name="P6">- відсутність систем <text:span text:style-name="T8">IDS/IPS </text:span>в результаті чого компанія не може відслідкувати спроби вторгнення у реальному часі.</text:p>
      <text:p text:style-name="P6"/>
      <text:p text:style-name="P5">3. Контроль доступу.</text:p>
      <text:p text:style-name="P7">- відсутня політика процесу надання, позбавлення, обмеження прав доступу для співробітників;</text:p>
      <text:p text:style-name="P7">- можливо також відсутній принцип найменших привілеїв для працівників</text:p>
      <text:p text:style-name="P7"/>
      <text:p text:style-name="P7"><text:span text:style-name="T1">4. Вразливість застосунків</text:span></text:p>
      <text:p text:style-name="P7"><text:span text:style-name="T1">-</text:span> веб та мобільні застосунки можуть бути першоджерелом для зловмисників.</text:p>
      <text:p text:style-name="P7"/>
      <text:p text:style-name="P7"><text:span text:style-name="T1">5. Відсутність відповідності нормативним актам та законодавству</text:span></text:p>
      <text:p text:style-name="P7"><text:span text:style-name="T1">- </text:span>поточний стан не відповідає <text:span text:style-name="T8">GDPR, ISO 27001 </text:span>та закону України “Про захист персональних даних”, щ в свою чергу загрожує штрафам, позовам клієнтів та втратою репутації.</text:p>
      <text:p text:style-name="P7"/>
      <text:p text:style-name="P2">Крок 2. Пропозиція стратегії захисту</text:p>
      <text:p text:style-name="P8"/>
      <text:p text:style-name="P9">2.1. Стратегі шифрування даних</text:p>
      <text:p text:style-name="P8"/>
      <text:p text:style-name="P10">Щодо інформації в мережі:</text:p>
      <text:p text:style-name="P13">Метод шифрування — <text:span text:style-name="T8">TLS</text:span></text:p>
      <text:p text:style-name="P13">Для веб застосунків — <text:span text:style-name="T8">HTTPS</text:span></text:p>
      <text:p text:style-name="P13">Для звязку між серверами — <text:span text:style-name="T8">VPN/TLS</text:span></text:p>
      <text:p text:style-name="P13">Отримати та впровадити <text:span text:style-name="T9">SSL/TLS </text:span>сертифікати для всіх доменів та серверів</text:p>
      <text:p text:style-name="P8"/>
      <text:p text:style-name="P11">Щодо інформації у хмарі:</text:p>
      <text:p text:style-name="P14">Шифрування на рівні файлів</text:p>
      <text:p text:style-name="P14">Використовувати нативні шифрувальні сервіси провайдера</text:p>
      <text:p text:style-name="P14"><text:soft-page-break/>Організувати керування ключами через менеджер ключів <text:span text:style-name="T8">(KMS)</text:span></text:p>
      <text:p text:style-name="P14"/>
      <text:p text:style-name="P11">Щодо інформації на серверах:</text:p>
      <text:p text:style-name="P14">Шифрування на рівні дисків (<text:span text:style-name="T8">FDE</text:span>)</text:p>
      <text:p text:style-name="P20">BitLocker(Windows)/ LUKS(Linux)<text:line-break/><text:span text:style-name="T11">Шифрування на рівні бази даних</text:span></text:p>
      <text:p text:style-name="P15">Додатковий зфізичний захист серверів компанії, визначити осіб які мають фізичний <text:s/>доступ до серверів, встановити камери.</text:p>
      <text:p text:style-name="P15"/>
      <text:p text:style-name="P15"/>
      <text:p text:style-name="P9">2.2. Стретегія анонімізації та псевдоні<text:span text:style-name="T12">мізації даних</text:span></text:p>
      <text:list text:style-name="L1">
        <text:list-item>
          <text:p text:style-name="P16">псевдонімізація на рівні веб та мобільних застосунків<text:line-break/>- Замінити прямі ідентифікатори (<text:span text:style-name="T8">email, ID, name</text:span>) на псевдоніми, випадкові токени в усіх системах де це можливо, крім системи обробки транзакцій</text:p>
        </text:list-item>
        <text:list-item>
          <text:p text:style-name="P16">анонімізація для тестування та аналітики:</text:p>
          <text:p text:style-name="P16">- назавжди видалити можливість ідентифікації особи з даних, що використовується в непродуктових середовищах</text:p>
        </text:list-item>
      </text:list>
      <text:p text:style-name="P17"/>
      <text:p text:style-name="P12">2.3. Загальні поліпшення інфраструктури</text:p>
      <text:list xml:id="list537563524" text:style-name="L2">
        <text:list-item>
          <text:p text:style-name="P18">впровадження багаторівневої мережевої безпеки:</text:p>
          <text:p text:style-name="P18">- <text:span text:style-name="T8">Next-Generation Firewall (NGFW)</text:span></text:p>
          <text:p text:style-name="P18">- Системи вторгнення <text:span text:style-name="T8">IDS/IPS</text:span></text:p>
          <text:p text:style-name="P18">- Сегментація мережі — поділити мережу на сегменти (сервер, користувач, база даних) та суворо обмежити доступ правилами брандмауера</text:p>
        </text:list-item>
        <text:list-item>
          <text:p text:style-name="P19">впровадити систему керування доступом (<text:span text:style-name="T8">IAM – Identity and Access Management</text:span>)</text:p>
          <text:p text:style-name="P19">- принцип найменших привілеїв</text:p>
          <text:p text:style-name="P19">- багатофакторна автентифікація (<text:span text:style-name="T8">MFA</text:span>)</text:p>
          <text:p text:style-name="P19">- впровадити регулярний аудит доступів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3T22:04:10.651000000</meta:creation-date>
    <dc:date>2025-09-14T08:04:40.457000000</dc:date>
    <meta:editing-duration>PT5M16S</meta:editing-duration>
    <meta:editing-cycles>2</meta:editing-cycles>
    <meta:generator>Real_Office/7.4.0.3$Windows_X86_64 LibreOffice_project/</meta:generator>
    <meta:document-statistic meta:table-count="0" meta:image-count="0" meta:object-count="0" meta:page-count="2" meta:paragraph-count="45" meta:word-count="432" meta:character-count="3177" meta:non-whitespace-character-count="2794"/>
  </office:meta>
</office:document-meta>
</file>